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adornments="Regular" style:font-charset="x-symbol"/>
    <style:font-face style:name="FreeSans2" svg:font-family="FreeSans" style:font-family-generic="swiss"/>
    <style:font-face style:name="Ubuntu" svg:font-family="Ubuntu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padding="0cm" fo:border="none"/>
      <style:text-properties style:font-name="Century Schoolbook L" fo:font-size="13pt" fo:font-style="normal" fo:font-weight="normal" officeooo:rsid="000f9cf4" officeooo:paragraph-rsid="000f9cf4" style:font-size-asian="13pt" style:font-style-asian="normal" style:font-weight-asian="normal" style:font-size-complex="13pt" style:font-style-complex="normal" style:font-weight-complex="normal"/>
    </style:style>
    <style:style style:name="P2" style:family="paragraph" style:parent-style-name="Standard">
      <style:paragraph-properties fo:text-align="start" style:justify-single-word="false" fo:padding="0cm" fo:border="none"/>
      <style:text-properties style:font-name="Century Schoolbook L" fo:font-size="13pt" fo:font-style="normal" fo:font-weight="normal" officeooo:rsid="000fcc41" officeooo:paragraph-rsid="000fcc41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 style:list-style-name="L2">
      <style:paragraph-properties fo:text-align="start" style:justify-single-word="false" fo:padding="0cm" fo:border="none"/>
      <style:text-properties style:font-name="Century Schoolbook L" fo:font-size="13pt" fo:font-style="normal" fo:font-weight="normal" officeooo:rsid="000fcc41" officeooo:paragraph-rsid="000fcc41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 fo:padding="0cm" fo:border="none"/>
      <style:text-properties style:font-name="Century Schoolbook L" fo:font-size="13pt" fo:font-style="normal" fo:font-weight="normal" officeooo:rsid="000fcc41" officeooo:paragraph-rsid="000fcc41" style:font-size-asian="11.3500003814697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text-align="start" style:justify-single-word="false" fo:padding="0cm" fo:border="none"/>
      <style:text-properties style:font-name="Century Schoolbook L" fo:font-size="24pt" fo:font-style="normal" fo:font-weight="normal" officeooo:rsid="000fcc41" officeooo:paragraph-rsid="000fcc41" style:font-size-asian="24pt" style:font-style-asian="normal" style:font-weight-asian="normal" style:font-size-complex="24pt" style:font-style-complex="normal" style:font-weight-complex="normal"/>
    </style:style>
    <style:style style:name="P6" style:family="paragraph" style:parent-style-name="Standard">
      <style:paragraph-properties fo:text-align="start" style:justify-single-word="false" fo:padding="0cm" fo:border="none"/>
      <style:text-properties style:font-name="Century Schoolbook L" fo:font-size="18pt" fo:font-style="normal" fo:font-weight="normal" officeooo:rsid="000fcc41" officeooo:paragraph-rsid="000fcc41" style:font-size-asian="18pt" style:font-style-asian="normal" style:font-weight-asian="normal" style:font-size-complex="18pt" style:font-style-complex="normal" style:font-weight-complex="normal"/>
    </style:style>
    <style:style style:name="P7" style:family="paragraph" style:parent-style-name="Standard">
      <style:paragraph-properties fo:text-align="start" style:justify-single-word="false" fo:padding="0cm" fo:border="none" style:shadow="none">
        <style:tab-stops/>
      </style:paragraph-properties>
      <style:text-properties style:font-name="Century Schoolbook L" fo:font-size="24pt" fo:font-style="normal" fo:font-weight="normal" officeooo:rsid="000f9cf4" officeooo:paragraph-rsid="000f9cf4" style:font-size-asian="24pt" style:font-style-asian="normal" style:font-weight-asian="normal" style:font-size-complex="24pt" style:font-style-complex="normal" style:font-weight-complex="normal"/>
    </style:style>
    <style:style style:name="P8" style:family="paragraph" style:parent-style-name="Standard">
      <style:paragraph-properties fo:text-align="start" style:justify-single-word="false" fo:padding="0cm" fo:border="none" style:shadow="none"/>
      <style:text-properties style:font-name="Century Schoolbook L" fo:font-size="13pt" fo:font-style="normal" fo:font-weight="normal" officeooo:rsid="000f9cf4" officeooo:paragraph-rsid="000f9cf4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1067f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7">Indice</text:p>
      <text:p text:style-name="P1"/>
      <text:p text:style-name="P1"/>
      <text:p text:style-name="P8">1<text:tab/>Analisi<text:tab/><text:tab/><text:tab/><text:tab/><text:tab/><text:tab/><text:tab/><text:tab/></text:p>
      <text:p text:style-name="P1"><text:tab/>1.1 <text:tab/>Requisiti ___________________________________</text:p>
      <text:p text:style-name="P1"><text:tab/>1.2 <text:tab/>Analisi e modello del dominio<text:tab/> ________________</text:p>
      <text:p text:style-name="P1"/>
      <text:p text:style-name="P1">2 <text:tab/>Design<text:tab/><text:tab/><text:tab/><text:tab/><text:tab/><text:tab/><text:tab/><text:tab/></text:p>
      <text:p text:style-name="P1"><text:tab/>2.1 <text:tab/>Architettura _______________________________ </text:p>
      <text:p text:style-name="P1"><text:tab/>2.2 <text:tab/>Design dettagliato __________________________</text:p>
      <text:p text:style-name="P1"/>
      <text:p text:style-name="P1">3<text:tab/> Sviluppo<text:tab/><text:tab/><text:tab/><text:tab/><text:tab/><text:tab/><text:tab/><text:tab/></text:p>
      <text:p text:style-name="P1"><text:tab/>3.1 Testing automatizzato _________________________</text:p>
      <text:p text:style-name="P1"><text:tab/>3.2 Metodologia di lavoro __________________________</text:p>
      <text:p text:style-name="P1"><text:tab/>3.3 Note di sviluppo._______________________________</text:p>
      <text:p text:style-name="P1"/>
      <text:p text:style-name="P1">4 <text:tab/>Commenti finali<text:tab/><text:tab/><text:tab/><text:tab/><text:tab/><text:tab/><text:tab/></text:p>
      <text:p text:style-name="P1"><text:tab/>4.1 Autovalutazione e lavori futuri _________________</text:p>
      <text:p text:style-name="P1"><text:tab/>4.2 Difficoltà incontrate e commenti per i docenti ____</text:p>
      <text:p text:style-name="P1"/>
      <text:p text:style-name="P1">A Guida utente _________________________________________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5">Capitolo 1</text:p>
      <text:p text:style-name="P4"/>
      <text:p text:style-name="P5">Analisi</text:p>
      <text:p text:style-name="P4"/>
      <text:p text:style-name="P6">1.1 Requisiti</text:p>
      <text:p text:style-name="P4"/>
      <text:p text:style-name="P2">Il software,<text:span text:style-name="T1">realizzato per un soddisfare un' esigenza di uno dei componenti del gruppo,</text:span> <text:span text:style-name="T1">mira a realizzare un software adibito alla gestione di un magazzino di una casa editrice</text:span>.</text:p>
      <text:p text:style-name="P2"/>
      <text:p text:style-name="P2">Requisiti concordati</text:p>
      <text:p text:style-name="P2">• La suddetta intelligenza artificiale dovr<text:span text:style-name="T1">à</text:span> occuparsi di coordinare le <text:span text:style-name="T1">attività</text:span> all’interno delle camere di test di Aperture, guidando l’utente</text:p>
      <text:p text:style-name="P2">attraverso un certo numero di sfide di difficolt<text:span text:style-name="T1">à</text:span> crescente. Una camera</text:p>
      <text:p text:style-name="P2">di test `e un ambiente realizzato da Aperture Laboratories Inc. al fine di</text:p>
      <text:p text:style-name="P2">mettere alla prova le proprie tecnologie di manipolazione dell’ambiente.</text:p>
      <text:p text:style-name="P2">All’interno della camera di test, un soggetto qualificato `e incaricato di</text:p>
      <text:p text:style-name="P2">sfruttarle per risolvere alcune sfide.</text:p>
      <text:p text:style-name="P2">• Il piano preciso ed il numero delle sfide sar<text:span text:style-name="T1">à</text:span> variabile, e GLaDOS dovr</text:p>
      <text:p text:style-name="P2">essere in grado di adattarsi dinamicamente e di fornire indicazioni di</text:p>
      <text:p text:style-name="P2">guida.</text:p>
      <text:p text:style-name="P2">• GLaDOS dovr<text:span text:style-name="T1">à</text:span> essere in grado di comunicare col reparto cucina di</text:p>
      <text:p text:style-name="P2">Aperture, per ordinare torte da donare agli utenti che completassero</text:p>
      <text:p text:style-name="P2">l’ultima camera di test con successo.</text:p>
      <text:list xml:id="list225107749759395646" text:style-name="L2"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adornments="Regular" style:font-charset="x-symbol"/>
    <style:font-face style:name="FreeSans2" svg:font-family="FreeSans" style:font-family-generic="swiss"/>
    <style:font-face style:name="Ubuntu" svg:font-family="Ubuntu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-top="none" fo:border-bottom="none" fo:border-left="0.06pt solid #ffffff" fo:border-right="none" fo:padding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Endnote" style:page-layout-name="Mpm3"/>
    <style:master-page style:name="Envelo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8T12:09:41.597406785</meta:creation-date>
    <dc:date>2015-12-18T13:19:45.494171008</dc:date>
    <meta:editing-duration>PT53M32S</meta:editing-duration>
    <meta:editing-cycles>6</meta:editing-cycles>
    <meta:generator>LibreOffice/4.2.8.2$Linux_x86 LibreOffice_project/420m0$Build-2</meta:generator>
    <meta:document-statistic meta:table-count="0" meta:image-count="0" meta:object-count="0" meta:page-count="2" meta:paragraph-count="34" meta:word-count="219" meta:character-count="1657" meta:non-whitespace-character-count="1402"/>
  </office:meta>
</office:document-meta>
</file>